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1"/>
        <table:table-column table:style-name="co2" table:default-cell-style-name="ce11"/>
        <table:table-column table:style-name="co3" table:number-columns-repeated="1021" table:default-cell-style-name="ce11"/>
        <table:table-row table:style-name="ro1">
          <table:table-cell table:style-name="ce1" office:value-type="string" calcext:value-type="string">
            <text:p>Numero di giri in accelerazione</text:p>
          </table:table-cell>
          <table:table-cell table:style-name="ce15" office:value-type="string" calcext:value-type="string">
            <text:p>Velocità media in rad/s (± 0,01 rad/s)</text:p>
          </table:table-cell>
          <table:table-cell table:number-columns-repeated="102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float" office:value="0.88274260406" calcext:value-type="float">
            <text:p>0,88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float" office:value="1.00110500811" calcext:value-type="float">
            <text:p>1,00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float" office:value="1.10017719524" calcext:value-type="float">
            <text:p>1,1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float" office:value="1.18812389692" calcext:value-type="float">
            <text:p>1,19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 office:value-type="float" office:value="1.26645972305" calcext:value-type="float">
            <text:p>1,27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 office:value-type="float" office:value="1.33935090908" calcext:value-type="float">
            <text:p>1,34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8" office:value-type="float" office:value="1.40524357722" calcext:value-type="float">
            <text:p>1,41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8" office:value-type="float" office:value="1.46707846401" calcext:value-type="float">
            <text:p>1,47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8" office:value-type="float" office:value="1.52607800222" calcext:value-type="float">
            <text:p>1,53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8" office:value-type="float" office:value="1.58259456931" calcext:value-type="float">
            <text:p>1,58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8" office:value-type="float" office:value="1.63796401953" calcext:value-type="float">
            <text:p>1,64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10" office:value-type="float" office:value="1.68761440205" calcext:value-type="float">
            <text:p>1,69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7"/>
        </table:table-row>
        <table:table-row table:style-name="ro2" table:number-rows-repeated="104856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1" loext:min-decimal-places="1"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2:14:02.06298892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7:48:45.282131470</meta:creation-date>
    <dc:date>2021-06-11T12:22:54.277296239</dc:date>
    <meta:editing-duration>PT39M51S</meta:editing-duration>
    <meta:editing-cycles>8</meta:editing-cycles>
    <meta:generator>LibreOffice/6.0.7.3$Linux_X86_64 LibreOffice_project/00m0$Build-3</meta:generator>
    <meta:document-statistic meta:table-count="1" meta:cell-count="26" meta:object-count="0"/>
  </office:meta>
</office:document-meta>
</file>